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11.307cm" fo:min-width="1.151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0.512cm" fo:min-width="2.501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523cm" fo:min-width="2.613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525cm" fo:min-width="2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9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0.863cm" fo:min-width="0cm" draw:shadow="hidden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0.751cm" fo:min-width="0cm"/>
    </style:style>
    <style:style style:name="gr12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13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.106cm" svg:stroke-color="#cccccc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draw:stroke="solid" draw:stroke-dash="Ultrafine_20_Dashed" svg:stroke-color="#cccccc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1.102cm" fo:min-width="0.852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663300" draw:fill="none" draw:fill-color="#ffffff" fo:min-height="0.385cm"/>
    </style:style>
    <style:style style:name="gr19" style:family="graphic" style:parent-style-name="standard">
      <style:graphic-properties svg:stroke-color="#cccccc" draw:textarea-vertical-align="middle" draw:auto-grow-height="false" fo:min-height="0cm" fo:min-width="0cm" fo:wrap-option="wrap"/>
    </style:style>
    <style:style style:name="gr20" style:family="graphic" style:parent-style-name="standard">
      <style:graphic-properties svg:stroke-color="#cccccc" draw:textarea-vertical-align="bottom" draw:auto-grow-height="false" fo:min-height="0cm" fo:min-width="0cm" fo:wrap-option="wrap"/>
    </style:style>
    <style:style style:name="gr21" style:family="graphic" style:parent-style-name="standard">
      <style:graphic-properties svg:stroke-color="#cccccc" draw:textarea-vertical-align="middle" draw:auto-grow-height="false" fo:min-height="0.004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fo:min-height="0.258cm"/>
    </style:style>
    <style:style style:name="gr23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0.67cm" fo:min-width="0.492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25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159cm" svg:stroke-color="#6666ff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27" style:family="graphic" style:parent-style-name="objectwithoutfill">
      <style:graphic-properties draw:stroke="solid"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svg:stroke-color="#ff3333" draw:fill-color="#ff3333" draw:textarea-horizontal-align="justify" draw:textarea-vertical-align="middle" draw:auto-grow-height="false" fo:min-height="0.512cm" fo:min-width="2.501cm"/>
    </style:style>
    <style:style style:name="gr29" style:family="graphic" style:parent-style-name="standard">
      <style:graphic-properties svg:stroke-color="#ff3333" draw:fill-color="#ff3333" draw:textarea-horizontal-align="justify" draw:textarea-vertical-align="middle" draw:auto-grow-height="false" fo:min-height="0.523cm" fo:min-width="2.613cm"/>
    </style:style>
    <style:style style:name="gr30" style:family="graphic" style:parent-style-name="standard">
      <style:graphic-properties svg:stroke-color="#ff3333" draw:fill-color="#ff3333" draw:textarea-horizontal-align="justify" draw:textarea-vertical-align="middle" draw:auto-grow-height="false" fo:min-height="0.525cm" fo:min-width="2.501cm"/>
    </style:style>
    <style:style style:name="gr31" style:family="graphic" style:parent-style-name="objectwithoutfill">
      <style:graphic-properties draw:stroke="solid" draw:fill="none" draw:textarea-vertical-align="middle"/>
    </style:style>
    <style:style style:name="gr32" style:family="graphic" style:parent-style-name="standard">
      <style:graphic-properties svg:stroke-color="#ff3333" draw:fill-color="#ff3333" draw:textarea-horizontal-align="justify" draw:textarea-vertical-align="middle" draw:auto-grow-height="false" fo:min-height="1.02cm" fo:min-width="0.008cm" draw:shadow="hidden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0.751cm" fo:min-width="0cm"/>
    </style:style>
    <style:style style:name="gr34" style:family="graphic" style:parent-style-name="standard">
      <style:graphic-properties svg:stroke-width="0.053cm" svg:stroke-color="#ff3333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width="0.053cm" svg:stroke-color="#ff3333" draw:marker-end-width="0.279cm" draw:fill="none" draw:fill-color="#ffffff" draw:textarea-horizontal-align="left" draw:auto-grow-height="true" draw:auto-grow-width="false" fo:min-height="0.258cm" fo:min-width="0cm"/>
    </style:style>
    <style:style style:name="gr36" style:family="graphic" style:parent-style-name="standard">
      <style:graphic-properties svg:stroke-width="0.106cm" svg:stroke-color="#ff3333" draw:marker-start-width="0.359cm" draw:marker-end-width="0.359cm" draw:fill-color="#ff3333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6666ff" draw:marker-start-width="0.359cm" draw:marker-end-width="0.359cm" draw:fill-color="#6666ff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color="#009900" draw:textarea-vertical-align="middle" draw:auto-grow-height="false" fo:min-height="0cm" fo:min-width="0cm" fo:wrap-option="wrap"/>
    </style:style>
    <style:style style:name="gr39" style:family="graphic" style:parent-style-name="standard">
      <style:graphic-properties svg:stroke-color="#009900" draw:textarea-vertical-align="bottom" draw:auto-grow-height="false" fo:min-height="0cm" fo:min-width="0cm" fo:wrap-option="wrap"/>
    </style:style>
    <style:style style:name="gr40" style:family="graphic" style:parent-style-name="standard">
      <style:graphic-properties draw:stroke="none" svg:stroke-color="#000000" draw:fill="none" draw:fill-color="#ffffff" fo:min-height="1.423cm"/>
    </style:style>
    <style:style style:name="gr41" style:family="graphic" style:parent-style-name="standard">
      <style:graphic-properties svg:stroke-width="0.053cm" svg:stroke-color="#663300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width="0.053cm" svg:stroke-color="#663300" draw:marker-end-width="0.279cm" draw:fill="none" draw:fill-color="#ffffff" draw:textarea-horizontal-align="left" draw:auto-grow-height="true" draw:auto-grow-width="false" fo:min-height="0.412cm" fo:min-width="0cm"/>
    </style:style>
    <style:style style:name="gr43" style:family="graphic" style:parent-style-name="standard">
      <style:graphic-properties svg:stroke-color="#ff3333" draw:fill-color="#ff3333" draw:textarea-horizontal-align="justify" draw:textarea-vertical-align="middle" draw:auto-grow-height="false" fo:min-height="1.02cm" fo:min-width="0.186cm" draw:shadow="hidden"/>
    </style:style>
    <style:style style:name="gr44" style:family="graphic" style:parent-style-name="standard">
      <style:graphic-properties svg:stroke-color="#6666ff" draw:fill-color="#6666ff" draw:textarea-horizontal-align="justify" draw:textarea-vertical-align="middle" draw:auto-grow-height="false" fo:min-height="0.512cm" fo:min-width="2.501cm"/>
    </style:style>
    <style:style style:name="gr45" style:family="graphic" style:parent-style-name="standard">
      <style:graphic-properties svg:stroke-color="#6666ff" draw:fill-color="#6666ff" draw:textarea-horizontal-align="justify" draw:textarea-vertical-align="middle" draw:auto-grow-height="false" fo:min-height="0.523cm" fo:min-width="2.613cm"/>
    </style:style>
    <style:style style:name="gr46" style:family="graphic" style:parent-style-name="standard">
      <style:graphic-properties svg:stroke-color="#6666ff" draw:fill-color="#6666ff" draw:textarea-horizontal-align="justify" draw:textarea-vertical-align="middle" draw:auto-grow-height="false" fo:min-height="0.525cm" fo:min-width="2.501cm"/>
    </style:style>
    <style:style style:name="gr47" style:family="graphic" style:parent-style-name="standard">
      <style:graphic-properties svg:stroke-width="0.053cm" svg:stroke-color="#6666ff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width="0.053cm" svg:stroke-color="#6666ff" draw:marker-end-width="0.279cm" draw:fill="none" draw:fill-color="#ffffff" draw:textarea-horizontal-align="left" draw:auto-grow-height="true" draw:auto-grow-width="false" fo:min-height="0.433cm" fo:min-width="0cm"/>
    </style:style>
    <style:style style:name="gr49" style:family="graphic" style:parent-style-name="standard">
      <style:graphic-properties svg:stroke-color="#6666ff" draw:fill-color="#6666ff" draw:textarea-horizontal-align="justify" draw:textarea-vertical-align="middle" draw:auto-grow-height="false" fo:min-height="1.02cm" fo:min-width="0.008cm" draw:shadow="hidden"/>
    </style:style>
    <style:style style:name="gr50" style:family="graphic" style:parent-style-name="standard">
      <style:graphic-properties svg:stroke-color="#6666ff" draw:fill-color="#6666ff" draw:textarea-horizontal-align="justify" draw:textarea-vertical-align="middle" draw:auto-grow-height="false" fo:min-height="0.751cm" fo:min-width="0cm"/>
    </style:style>
    <style:style style:name="gr51" style:family="graphic" style:parent-style-name="standard">
      <style:graphic-properties svg:stroke-color="#6666ff" draw:fill-color="#6666ff" draw:textarea-horizontal-align="justify" draw:textarea-vertical-align="middle" draw:auto-grow-height="false" fo:min-height="1.02cm" fo:min-width="0.186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dddddd"/>
      <style:paragraph-properties fo:text-align="en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3.81cm" fo:margin-right="0cm" fo:text-align="center" fo:text-indent="0cm"/>
    </style:style>
    <style:style style:name="P10" style:family="paragraph">
      <loext:graphic-properties draw:fill-color="#cccccc"/>
      <style:paragraph-properties fo:margin-left="3.81cm" fo:margin-right="0cm" fo:text-align="center" fo:text-indent="0cm"/>
    </style:style>
    <style:style style:name="P11" style:family="paragraph">
      <style:paragraph-properties fo:margin-left="3.175cm" fo:margin-right="0cm" fo:text-align="center" fo:text-indent="0cm"/>
    </style:style>
    <style:style style:name="P12" style:family="paragraph">
      <loext:graphic-properties draw:fill-color="#cccccc"/>
      <style:paragraph-properties fo:margin-left="3.175cm" fo:margin-right="0cm" fo:text-align="center" fo:text-indent="0cm"/>
    </style:style>
    <style:style style:name="P13" style:family="paragraph">
      <style:paragraph-properties fo:margin-left="0cm" fo:margin-right="0cm" fo:margin-top="0cm" fo:margin-bottom="0cm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15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color="#cccccc"/>
    </style:style>
    <style:style style:name="P17" style:family="paragraph">
      <style:text-properties fo:color="#663300" fo:font-size="11pt" style:font-size-asian="11pt" style:font-size-complex="11pt"/>
    </style:style>
    <style:style style:name="P18" style:family="paragraph">
      <loext:graphic-properties draw:fill="none" draw:fill-color="#ffffff"/>
      <style:text-properties fo:color="#663300" fo:font-size="11pt" style:font-size-asian="11pt" style:font-size-complex="11pt"/>
    </style:style>
    <style:style style:name="P19" style:family="paragraph">
      <style:paragraph-properties fo:margin-left="1.245cm" fo:margin-right="0cm" fo:text-align="center" fo:text-indent="0cm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font-size="11pt" style:font-size-asian="11pt" style:font-size-complex="11pt"/>
    </style:style>
    <style:style style:name="P22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ff3333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ff3333"/>
      <style:paragraph-properties fo:text-align="center"/>
    </style:style>
    <style:style style:name="P25" style:family="paragraph">
      <style:paragraph-properties fo:margin-left="5.69cm" fo:margin-right="0cm" fo:text-align="center" fo:text-indent="0cm"/>
    </style:style>
    <style:style style:name="P26" style:family="paragraph">
      <loext:graphic-properties draw:fill-color="#ff3333"/>
      <style:paragraph-properties fo:margin-left="5.69cm" fo:margin-right="0cm" fo:text-align="center" fo:text-indent="0cm"/>
    </style:style>
    <style:style style:name="P27" style:family="paragraph">
      <style:paragraph-properties fo:margin-left="5.029cm" fo:margin-right="0cm" fo:text-align="center" fo:text-indent="0cm"/>
    </style:style>
    <style:style style:name="P28" style:family="paragraph">
      <loext:graphic-properties draw:fill-color="#ff3333"/>
      <style:paragraph-properties fo:margin-left="5.029cm" fo:margin-right="0cm" fo:text-align="center" fo:text-indent="0cm"/>
    </style:style>
    <style:style style:name="P29" style:family="paragraph">
      <style:text-properties fo:color="#000000"/>
    </style:style>
    <style:style style:name="P30" style:family="paragraph">
      <loext:graphic-properties draw:fill="none" draw:fill-color="#ffffff"/>
      <style:text-properties fo:color="#000000"/>
    </style:style>
    <style:style style:name="P31" style:family="paragraph">
      <style:paragraph-properties fo:margin-top="0cm" fo:margin-bottom="0cm" fo:text-align="center"/>
    </style:style>
    <style:style style:name="P32" style:family="paragraph">
      <style:text-properties fo:color="#ff3333" fo:background-color="transparent"/>
    </style:style>
    <style:style style:name="P33" style:family="paragraph">
      <loext:graphic-properties draw:fill="none" draw:fill-color="#ffffff"/>
      <style:text-properties fo:color="#ff3333" fo:font-size="11pt" fo:background-color="transparent" style:font-size-asian="11pt" style:font-size-complex="11pt"/>
    </style:style>
    <style:style style:name="P34" style:family="paragraph">
      <loext:graphic-properties draw:fill-color="#6666ff"/>
      <style:paragraph-properties fo:text-align="center"/>
    </style:style>
    <style:style style:name="P35" style:family="paragraph">
      <style:paragraph-properties fo:margin-top="0cm" fo:margin-bottom="0cm" fo:text-align="center"/>
      <style:text-properties fo:color="#663300"/>
    </style:style>
    <style:style style:name="P36" style:family="paragraph">
      <style:text-properties fo:color="#663300" fo:background-color="transparent"/>
    </style:style>
    <style:style style:name="P37" style:family="paragraph">
      <loext:graphic-properties draw:fill="none" draw:fill-color="#ffffff"/>
      <style:text-properties fo:color="#663300" fo:font-size="11pt" fo:background-color="transparent" style:font-size-asian="11pt" style:font-size-complex="11pt"/>
    </style:style>
    <style:style style:name="P38" style:family="paragraph">
      <style:paragraph-properties fo:text-align="center"/>
      <style:text-properties fo:color="#000000" fo:font-size="14pt" style:font-size-asian="14pt" style:font-size-complex="14pt"/>
    </style:style>
    <style:style style:name="P39" style:family="paragraph">
      <loext:graphic-properties draw:fill-color="#6666ff"/>
      <style:paragraph-properties fo:text-align="center"/>
      <style:text-properties fo:color="#000000" fo:font-size="14pt" style:font-size-asian="14pt" style:font-size-complex="14pt"/>
    </style:style>
    <style:style style:name="P40" style:family="paragraph">
      <style:paragraph-properties fo:text-align="center"/>
      <style:text-properties fo:color="#000000"/>
    </style:style>
    <style:style style:name="P41" style:family="paragraph">
      <loext:graphic-properties draw:fill-color="#6666ff"/>
      <style:paragraph-properties fo:text-align="center"/>
      <style:text-properties fo:color="#000000"/>
    </style:style>
    <style:style style:name="P42" style:family="paragraph">
      <style:paragraph-properties fo:margin-top="0cm" fo:margin-bottom="0cm" fo:text-align="center"/>
      <style:text-properties fo:color="#000000"/>
    </style:style>
    <style:style style:name="P43" style:family="paragraph">
      <style:text-properties fo:color="#6666ff" fo:font-size="11pt" fo:background-color="transparent" style:font-size-asian="11pt" style:font-size-complex="11pt"/>
    </style:style>
    <style:style style:name="P44" style:family="paragraph">
      <loext:graphic-properties draw:fill="none" draw:fill-color="#ffffff"/>
      <style:text-properties fo:color="#6666ff" fo:font-size="11pt" fo:background-color="transparent" style:font-size-asian="11pt" style:font-size-complex="11pt"/>
    </style:style>
    <style:style style:name="P45" style:family="paragraph">
      <loext:graphic-properties draw:fill-color="#6666ff"/>
      <style:paragraph-properties fo:margin-left="5.69cm" fo:margin-right="0cm" fo:text-align="center" fo:text-indent="0cm"/>
    </style:style>
    <style:style style:name="P46" style:family="paragraph">
      <loext:graphic-properties draw:fill-color="#6666ff"/>
      <style:paragraph-properties fo:margin-left="5.029cm" fo:margin-right="0cm" fo:text-align="center" fo:text-indent="0cm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="none" draw:fill-color="#ffffff"/>
      <style:paragraph-properties fo:text-align="center"/>
      <style:text-properties fo:font-size="18pt"/>
    </style:style>
    <style:style style:name="P49" style:family="paragraph">
      <style:text-properties fo:font-size="18pt"/>
    </style:style>
    <style:style style:name="P50" style:family="paragraph">
      <loext:graphic-properties draw:fill="none" draw:fill-color="#ffffff"/>
      <style:text-properties fo:font-size="18pt"/>
    </style:style>
    <style:style style:name="P51" style:family="paragraph">
      <style:text-properties fo:color="#000000" fo:font-size="18pt"/>
    </style:style>
    <style:style style:name="P52" style:family="paragraph">
      <loext:graphic-properties draw:fill="none" draw:fill-color="#ffffff"/>
      <style:text-properties fo:color="#000000" fo:font-size="18pt"/>
    </style:style>
    <style:style style:name="P53" style:family="paragraph">
      <style:paragraph-properties fo:text-align="center"/>
      <style:text-properties fo:color="#000000" fo:font-size="18pt"/>
    </style:style>
    <style:style style:name="P54" style:family="paragraph">
      <loext:graphic-properties draw:fill-color="#6666ff"/>
      <style:paragraph-properties fo:text-align="center"/>
      <style:text-properties fo:color="#000000"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fo:color="#cccccc" fo:font-size="11pt" style:font-size-asian="11pt" style:font-size-complex="11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text-position="-33% 58%" fo:font-size="13pt" style:font-size-asian="13pt" style:font-size-complex="13pt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ff3333" fo:font-size="11pt" fo:background-color="transparent" style:font-size-asian="11pt" style:font-size-complex="11pt"/>
    </style:style>
    <style:style style:name="T11" style:family="text">
      <style:text-properties fo:color="#663300" fo:font-size="11pt" fo:background-color="transparent" style:font-size-asian="11pt" style:font-size-complex="11pt"/>
    </style:style>
    <style:style style:name="T12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6" draw:layer="layout" svg:width="3.429cm" svg:height="1.524cm" draw:transform="rotate (1.5707963267949) translate (8.239cm 12.176cm)">
          <text:p text:style-name="P5"><text:span text:style-name="T2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3.556cm" svg:height="1.545cm" draw:transform="rotate (1.5707963267949) translate (16.473cm 12.303cm)">
          <text:p text:style-name="P5"><text:span text:style-name="T2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8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8" draw:layer="layout" svg:width="1.425cm" svg:height="0.662cm" svg:x="4.021cm" svg:y="12.871cm">
          <draw:text-box>
            <text:p><text:span text:style-name="T4">300m</text:span></text:p>
          </draw:text-box>
        </draw:frame>
        <draw:custom-shape draw:style-name="gr10" draw:text-style-name="P10" draw:layer="layout" svg:width="0.508cm" svg:height="1.27cm" svg:x="7.763cm" svg:y="4.321cm">
          <text:p text:style-name="P9"><text:span text:style-name="T2">CO</text:span><text:span text:style-name="T5">2 </text:span><text:span text:style-name="T2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8" draw:layer="layout" svg:width="12.319cm" svg:height="0.962cm" svg:x="9.89cm" svg:y="0.038cm">
          <draw:text-box>
            <text:p>Southern Ocean normal state</text:p>
          </draw:text-box>
        </draw:frame>
        <draw:custom-shape draw:style-name="gr11" draw:text-style-name="P12" draw:layer="layout" svg:width="0.508cm" svg:height="1.143cm" svg:x="14.403cm" svg:y="4.429cm">
          <text:p text:style-name="P11"><text:span text:style-name="T2">CO</text:span><text:span text:style-name="T5">2</text:span><text:span text:style-name="T2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2" draw:text-style-name="P14" draw:layer="layout" svg:width="1.651cm" svg:height="1.524cm" svg:x="9.493cm" svg:y="2.259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2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g>
          <draw:path draw:style-name="gr15" draw:text-style-name="P1" draw:layer="layout" svg:width="15.254cm" svg:height="18.461cm" draw:transform="skewX (-0.290073721681458) rotate (-1.04981554507459) translate (19.0069213644915cm -7.119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6" draw:text-style-name="P16" draw:layer="layout" svg:width="1.315cm" svg:height="0.683cm" svg:x="26.636cm" svg:y="5.818cm">
            <draw:text-box>
              <text:p><text:span text:style-name="T6">MLD</text:span></text:p>
            </draw:text-box>
          </draw:frame>
        </draw:g>
        <draw:g>
          <draw:custom-shape draw:style-name="gr17" draw:text-style-name="P14" draw:layer="layout" svg:width="2.134cm" svg:height="2.134cm" svg:x="18.893cm" svg:y="1.94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64cm" svg:height="0.285cm" svg:x="19.86cm" svg:y="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18" draw:layer="layout" svg:width="1.651cm" svg:height="0.683cm" svg:x="7.333cm" svg:y="6.336cm">
          <draw:text-box>
            <text:p text:style-name="P17"><text:span text:style-name="T3">HNLC</text:span></text:p>
          </draw:text-box>
        </draw:frame>
        <draw:custom-shape draw:style-name="gr19" draw:text-style-name="P2" draw:layer="layout" svg:width="0.254cm" svg:height="0.254cm" svg:x="10.4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122cm" svg:y="7.4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6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2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984cm" svg:y="7.6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851cm" svg:y="8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1.265cm" svg:y="7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0.884cm" svg:y="6.6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05cm" svg:y="6.4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723cm" svg:y="7.3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277cm" svg:y="7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8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585cm" svg:y="7.5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452cm" svg:y="8.6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53cm" svg:y="7.9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993cm" svg:y="6.2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7.866cm" svg:y="6.9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7.485cm" svg:y="6.5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04cm" svg:y="7.4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2" draw:text-style-name="P21" draw:layer="layout" svg:width="2.921cm" svg:height="1.115cm" svg:x="10.973cm" svg:y="7.353cm">
          <draw:text-box>
            <text:p text:style-name="P20"><text:span text:style-name="T3">phytoplankton</text:span></text:p>
          </draw:text-box>
        </draw:frame>
      </draw:page>
      <draw:page draw:name="page2" draw:style-name="dp1" draw:master-page-name="Default">
        <draw:g>
          <draw:custom-shape draw:style-name="gr12" draw:text-style-name="P14" draw:layer="layout" svg:width="1.651cm" svg:height="1.524cm" svg:x="9.793cm" svg:y="2.259cm"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4" draw:layer="layout" svg:width="1.626cm" svg:height="1.524cm" svg:x="18.894cm" svg:y="2.291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4" draw:text-style-name="P14" draw:layer="layout" svg:width="1.651cm" svg:height="1.524cm" svg:x="9.96cm" svg:y="2.2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0.203cm" svg:height="0.203cm" svg:x="10.7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6" draw:text-style-name="P1" draw:layer="layout" svg:width="1.651cm" svg:height="1.524cm" svg:x="19.16cm" svg:y="2.271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duced westerl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20.56cm" svg:y1="2.4cm" svg:x2="19.411cm" svg:y2="3.664cm">
          <text:p/>
        </draw:line>
        <draw:line draw:style-name="gr27" draw:text-style-name="P1" draw:layer="layout" svg:x1="20.558cm" svg:y1="3.54cm" svg:x2="19.415cm" svg:y2="2.524cm">
          <text:p/>
        </draw:line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28" draw:text-style-name="P23" draw:layer="layout" svg:width="3.429cm" svg:height="1.524cm" draw:transform="rotate (1.5707963267949) translate (8.339cm 12.176cm)">
          <text:p text:style-name="P5"><text:span text:style-name="T7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3" draw:layer="layout" svg:width="3.556cm" svg:height="1.545cm" draw:transform="rotate (1.5707963267949) translate (16.473cm 12.303cm)">
          <text:p text:style-name="P5"><text:span text:style-name="T7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4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8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8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1" draw:text-style-name="P1" draw:layer="layout" svg:width="10.115cm" svg:height="19.294cm" draw:transform="skewX (-1.90855584605935E-017) rotate (-1.45979338636806) translate (25.4752157582147cm 3.418272735061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custom-shape draw:style-name="gr32" draw:text-style-name="P26" draw:layer="layout" svg:width="0.508cm" svg:height="1.27cm" svg:x="7.663cm" svg:y="4.321cm">
          <text:p text:style-name="P25"><text:span text:style-name="T2"><text:s/></text:span><text:span text:style-name="T7">increased CO</text:span><text:span text:style-name="T8">2 </text:span><text:span text:style-name="T7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8" draw:layer="layout" svg:width="12.319cm" svg:height="0.962cm" svg:x="9.89cm" svg:y="0.038cm">
          <draw:text-box>
            <text:p>Physics of stronger westerly winds</text:p>
          </draw:text-box>
        </draw:frame>
        <draw:custom-shape draw:style-name="gr33" draw:text-style-name="P28" draw:layer="layout" svg:width="0.508cm" svg:height="1.143cm" svg:x="14.403cm" svg:y="4.429cm">
          <text:p text:style-name="P27"><text:span text:style-name="T7">decreased CO</text:span><text:span text:style-name="T8">2</text:span><text:span text:style-name="T7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g>
          <draw:path draw:style-name="gr15" draw:text-style-name="P1" draw:layer="layout" svg:width="15.254cm" svg:height="18.461cm" draw:transform="skewX (-0.290073721681458) rotate (-1.04981554507459) translate (19.0069213644915cm -7.118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6" draw:text-style-name="P30" draw:layer="layout" svg:width="1.315cm" svg:height="0.683cm" svg:x="26.636cm" svg:y="5.819cm">
            <draw:text-box>
              <text:p text:style-name="P29"><text:span text:style-name="T9">MLD</text:span></text:p>
            </draw:text-box>
          </draw:frame>
        </draw:g>
        <draw:g>
          <draw:line draw:style-name="gr34" draw:text-style-name="P31" draw:layer="layout" svg:x1="10.02cm" svg:y1="6.969cm" svg:x2="10.02cm" svg:y2="15.605cm">
            <text:p text:style-name="P31"><text:span text:style-name="T7"/></text:p>
          </draw:line>
          <draw:frame draw:style-name="gr35" draw:text-style-name="P33" draw:layer="layout" svg:width="1.171cm" svg:height="0.683cm" svg:x="9.482cm" svg:y="15.705cm">
            <draw:text-box>
              <text:p text:style-name="P32"><text:span text:style-name="T10">DIC</text:span></text:p>
            </draw:text-box>
          </draw:frame>
        </draw:g>
        <draw:g>
          <draw:g>
            <draw:ellipse draw:style-name="gr36" draw:text-style-name="P24" draw:layer="layout" svg:width="1.187cm" svg:height="1.057cm" svg:x="6.3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6" draw:text-style-name="P24" draw:layer="layout" svg:width="1.188cm" svg:height="1.054cm" svg:x="8.6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6" draw:text-style-name="P24" draw:layer="layout" svg:width="1.188cm" svg:height="1.054cm" svg:x="6.3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6" draw:text-style-name="P24" draw:layer="layout" svg:width="1.188cm" svg:height="1.054cm" svg:x="10.9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13.319cm" svg:y="5.499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7" draw:text-style-name="P34" draw:layer="layout" svg:width="1.188cm" svg:height="0.389cm" svg:x="15.657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7" draw:text-style-name="P34" draw:layer="layout" svg:width="1.188cm" svg:height="0.389cm" svg:x="13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7" draw:text-style-name="P34" draw:layer="layout" svg:width="1.188cm" svg:height="0.389cm" svg:x="17.995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20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7" draw:text-style-name="P34" draw:layer="layout" svg:width="1.188cm" svg:height="0.389cm" svg:x="22.657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7" draw:text-style-name="P34" draw:layer="layout" svg:width="1.188cm" svg:height="0.389cm" svg:x="20.319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7" draw:text-style-name="P34" draw:layer="layout" svg:width="1.188cm" svg:height="0.389cm" svg:x="24.995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</draw:page>
      <draw:page draw:name="page3" draw:style-name="dp1" draw:master-page-name="Default">
        <draw:g>
          <draw:custom-shape draw:style-name="gr12" draw:text-style-name="P14" draw:layer="layout" svg:width="1.651cm" svg:height="1.524cm" svg:x="9.76cm" svg:y="2.2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4" draw:layer="layout" svg:width="1.626cm" svg:height="1.524cm" svg:x="18.895cm" svg:y="2.292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4" draw:layer="layout" svg:width="1.651cm" svg:height="1.524cm" svg:x="9.964cm" svg:y="2.258cm"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6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20.56cm" svg:y1="2.4cm" svg:x2="19.411cm" svg:y2="3.664cm">
            <text:p/>
          </draw:line>
          <draw:line draw:style-name="gr27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8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8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8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1" draw:text-style-name="P1" draw:layer="layout" svg:width="10.115cm" svg:height="19.294cm" draw:transform="skewX (-1.90855584605935E-017) rotate (-1.45979338636806) translate (25.4752157582147cm 3.418272735061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frame draw:style-name="gr4" draw:text-style-name="P8" draw:layer="layout" svg:width="12.319cm" svg:height="0.962cm" svg:x="9.89cm" svg:y="0.038cm">
          <draw:text-box>
            <text:p>Biology of stronger westerly winds</text:p>
          </draw:text-box>
        </draw:frame>
        <draw:custom-shape draw:style-name="gr38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9" draw:text-style-name="P19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5" draw:text-style-name="P1" draw:layer="layout" svg:width="15.254cm" svg:height="18.461cm" draw:transform="skewX (-0.290073721681458) rotate (-1.04981554507459) translate (19.0069213644915cm -7.117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6" draw:text-style-name="P30" draw:layer="layout" svg:width="1.315cm" svg:height="0.683cm" svg:x="26.636cm" svg:y="5.82cm">
            <draw:text-box>
              <text:p text:style-name="P29"><text:span text:style-name="T9">MLD</text:span></text:p>
            </draw:text-box>
          </draw:frame>
        </draw:g>
        <draw:custom-shape draw:style-name="gr38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2" draw:text-style-name="P21" draw:layer="layout" svg:width="2.921cm" svg:height="1.115cm" svg:x="10.972cm" svg:y="7.352cm">
          <draw:text-box>
            <text:p text:style-name="P20"><text:span text:style-name="T3">phytoplankton</text:span></text:p>
          </draw:text-box>
        </draw:frame>
        <draw:frame draw:style-name="gr18" draw:text-style-name="P18" draw:layer="layout" svg:width="1.651cm" svg:height="0.683cm" svg:x="7.334cm" svg:y="6.337cm">
          <draw:text-box>
            <text:p text:style-name="P17"><text:span text:style-name="T3">HNLC</text:span></text:p>
          </draw:text-box>
        </draw:frame>
        <draw:g>
          <draw:g>
            <draw:ellipse draw:style-name="gr36" draw:text-style-name="P24" draw:layer="layout" svg:width="1.187cm" svg:height="1.057cm" svg:x="6.3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6" draw:text-style-name="P24" draw:layer="layout" svg:width="1.188cm" svg:height="1.054cm" svg:x="8.6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6" draw:text-style-name="P24" draw:layer="layout" svg:width="1.188cm" svg:height="1.054cm" svg:x="6.3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6" draw:text-style-name="P24" draw:layer="layout" svg:width="1.188cm" svg:height="1.054cm" svg:x="10.9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13.319cm" svg:y="5.499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7" draw:text-style-name="P34" draw:layer="layout" svg:width="1.188cm" svg:height="0.389cm" svg:x="15.657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7" draw:text-style-name="P34" draw:layer="layout" svg:width="1.188cm" svg:height="0.389cm" svg:x="13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7" draw:text-style-name="P34" draw:layer="layout" svg:width="1.188cm" svg:height="0.389cm" svg:x="17.995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20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7" draw:text-style-name="P34" draw:layer="layout" svg:width="1.188cm" svg:height="0.389cm" svg:x="22.657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7" draw:text-style-name="P34" draw:layer="layout" svg:width="1.188cm" svg:height="0.389cm" svg:x="20.319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7" draw:text-style-name="P34" draw:layer="layout" svg:width="1.188cm" svg:height="0.389cm" svg:x="24.995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32" draw:text-style-name="P26" draw:layer="layout" svg:width="0.508cm" svg:height="1.27cm" svg:x="7.633cm" svg:y="4.322cm">
          <text:p text:style-name="P25"><text:span text:style-name="T2"><text:s/></text:span><text:span text:style-name="T7">increased CO</text:span><text:span text:style-name="T8">2 </text:span><text:span text:style-name="T7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8" draw:layer="layout" svg:width="0.508cm" svg:height="1.143cm" svg:x="14.373cm" svg:y="4.43cm">
          <text:p text:style-name="P27"><text:span text:style-name="T7">decreased CO</text:span><text:span text:style-name="T8">2</text:span><text:span text:style-name="T7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g>
          <draw:custom-shape draw:style-name="gr12" draw:text-style-name="P14" draw:layer="layout" svg:width="1.651cm" svg:height="1.524cm" svg:x="9.76cm" svg:y="2.2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4" draw:layer="layout" svg:width="1.626cm" svg:height="1.524cm" svg:x="18.895cm" svg:y="2.292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4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6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20.56cm" svg:y1="2.4cm" svg:x2="19.411cm" svg:y2="3.664cm">
            <text:p/>
          </draw:line>
          <draw:line draw:style-name="gr27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8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8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8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1" draw:text-style-name="P1" draw:layer="layout" svg:width="10.115cm" svg:height="19.294cm" draw:transform="skewX (-1.90855584605935E-017) rotate (-1.45979338636806) translate (25.4752157582147cm 3.418272735061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frame draw:style-name="gr40" draw:text-style-name="P8" draw:layer="layout" svg:width="18.161cm" svg:height="1.673cm" svg:x="7.223cm" svg:y="0.038cm">
          <draw:text-box>
            <text:p>Biology of stronger westerly winds incl. nutrient upwelling</text:p>
          </draw:text-box>
        </draw:frame>
        <draw:custom-shape draw:style-name="gr38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9" draw:text-style-name="P19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5" draw:text-style-name="P1" draw:layer="layout" svg:width="15.254cm" svg:height="18.461cm" draw:transform="skewX (-0.290073721681458) rotate (-1.04981554507459) translate (19.0069213644915cm -7.117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6" draw:text-style-name="P30" draw:layer="layout" svg:width="1.315cm" svg:height="0.683cm" svg:x="26.636cm" svg:y="5.82cm">
            <draw:text-box>
              <text:p text:style-name="P29"><text:span text:style-name="T9">MLD</text:span></text:p>
            </draw:text-box>
          </draw:frame>
        </draw:g>
        <draw:custom-shape draw:style-name="gr38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frame draw:style-name="gr18" draw:text-style-name="P18" draw:layer="layout" svg:width="1.651cm" svg:height="0.683cm" svg:x="7.433cm" svg:y="6.336cm">
            <draw:text-box>
              <text:p text:style-name="P17"><text:span text:style-name="T3">HNLC</text:span></text:p>
            </draw:text-box>
          </draw:frame>
          <draw:line draw:style-name="gr41" draw:text-style-name="P35" draw:layer="layout" svg:x1="8.223cm" svg:y1="6.97cm" svg:x2="8.223cm" svg:y2="15.606cm">
            <text:p/>
          </draw:line>
          <draw:frame draw:style-name="gr42" draw:text-style-name="P37" draw:layer="layout" svg:width="2.159cm" svg:height="0.683cm" svg:x="7.224cm" svg:y="15.706cm">
            <draw:text-box>
              <text:p text:style-name="P36"><text:span text:style-name="T11">nutrients</text:span></text:p>
            </draw:text-box>
          </draw:frame>
        </draw:g>
        <draw:frame draw:style-name="gr22" draw:text-style-name="P21" draw:layer="layout" svg:width="2.921cm" svg:height="1.115cm" svg:x="10.972cm" svg:y="7.352cm">
          <draw:text-box>
            <text:p text:style-name="P20"><text:span text:style-name="T3">phytoplankton</text:span></text:p>
          </draw:text-box>
        </draw:frame>
        <draw:g>
          <draw:g>
            <draw:ellipse draw:style-name="gr36" draw:text-style-name="P24" draw:layer="layout" svg:width="1.187cm" svg:height="1.057cm" svg:x="6.3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6" draw:text-style-name="P24" draw:layer="layout" svg:width="1.188cm" svg:height="1.054cm" svg:x="8.6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6" draw:text-style-name="P24" draw:layer="layout" svg:width="1.188cm" svg:height="1.054cm" svg:x="6.3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6" draw:text-style-name="P24" draw:layer="layout" svg:width="1.188cm" svg:height="1.054cm" svg:x="10.9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13.319cm" svg:y="5.499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7" draw:text-style-name="P34" draw:layer="layout" svg:width="1.188cm" svg:height="0.389cm" svg:x="15.657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7" draw:text-style-name="P34" draw:layer="layout" svg:width="1.188cm" svg:height="0.389cm" svg:x="13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7" draw:text-style-name="P34" draw:layer="layout" svg:width="1.188cm" svg:height="0.389cm" svg:x="17.995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20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7" draw:text-style-name="P34" draw:layer="layout" svg:width="1.188cm" svg:height="0.389cm" svg:x="22.657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7" draw:text-style-name="P34" draw:layer="layout" svg:width="1.188cm" svg:height="0.389cm" svg:x="20.319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7" draw:text-style-name="P34" draw:layer="layout" svg:width="1.188cm" svg:height="0.389cm" svg:x="24.995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32" draw:text-style-name="P26" draw:layer="layout" svg:width="0.508cm" svg:height="1.27cm" svg:x="7.633cm" svg:y="4.322cm">
          <text:p text:style-name="P25"><text:span text:style-name="T2"><text:s/></text:span><text:span text:style-name="T7">increased CO</text:span><text:span text:style-name="T8">2 </text:span><text:span text:style-name="T7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8" draw:layer="layout" svg:width="0.508cm" svg:height="1.143cm" svg:x="14.373cm" svg:y="4.43cm">
          <text:p text:style-name="P27"><text:span text:style-name="T7">decreased CO</text:span><text:span text:style-name="T8">2</text:span><text:span text:style-name="T7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g>
          <draw:custom-shape draw:style-name="gr12" draw:text-style-name="P14" draw:layer="layout" svg:width="1.651cm" svg:height="1.524cm" svg:x="9.76cm" svg:y="2.2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4" draw:layer="layout" svg:width="1.626cm" svg:height="1.524cm" svg:x="18.895cm" svg:y="2.292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4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6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20.56cm" svg:y1="2.4cm" svg:x2="19.411cm" svg:y2="3.664cm">
            <text:p/>
          </draw:line>
          <draw:line draw:style-name="gr27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8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8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8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1" draw:text-style-name="P1" draw:layer="layout" svg:width="10.115cm" svg:height="19.294cm" draw:transform="skewX (-1.90855584605935E-017) rotate (-1.45979338636806) translate (25.4752157582147cm 3.418272735061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frame draw:style-name="gr4" draw:text-style-name="P8" draw:layer="layout" svg:width="12.319cm" svg:height="0.962cm" svg:x="9.89cm" svg:y="0.038cm">
          <draw:text-box>
            <text:p>Combined of stronger westerly winds</text:p>
          </draw:text-box>
        </draw:frame>
        <draw:custom-shape draw:style-name="gr38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551cm" svg:y="8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502cm" svg:y="7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9" draw:text-style-name="P19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5" draw:text-style-name="P1" draw:layer="layout" svg:width="15.254cm" svg:height="18.461cm" draw:transform="skewX (-0.290073721681458) rotate (-1.04981554507459) translate (19.0069213644915cm -7.117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6" draw:text-style-name="P30" draw:layer="layout" svg:width="1.315cm" svg:height="0.683cm" svg:x="26.636cm" svg:y="5.82cm">
            <draw:text-box>
              <text:p text:style-name="P29"><text:span text:style-name="T9">MLD</text:span></text:p>
            </draw:text-box>
          </draw:frame>
        </draw:g>
        <draw:custom-shape draw:style-name="gr38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4" draw:text-style-name="P31" draw:layer="layout" svg:x1="10.021cm" svg:y1="6.968cm" svg:x2="10.021cm" svg:y2="15.604cm">
            <text:p/>
          </draw:line>
          <draw:frame draw:style-name="gr35" draw:text-style-name="P33" draw:layer="layout" svg:width="1.171cm" svg:height="0.683cm" svg:x="9.483cm" svg:y="15.704cm">
            <draw:text-box>
              <text:p text:style-name="P32"><text:span text:style-name="T10">DIC</text:span></text:p>
            </draw:text-box>
          </draw:frame>
        </draw:g>
        <draw:g>
          <draw:frame draw:style-name="gr18" draw:text-style-name="P18" draw:layer="layout" svg:width="1.651cm" svg:height="0.683cm" svg:x="7.432cm" svg:y="6.335cm">
            <draw:text-box>
              <text:p text:style-name="P17"><text:span text:style-name="T3">HNLC</text:span></text:p>
            </draw:text-box>
          </draw:frame>
          <draw:line draw:style-name="gr41" draw:text-style-name="P35" draw:layer="layout" svg:x1="8.222cm" svg:y1="6.969cm" svg:x2="8.222cm" svg:y2="15.605cm">
            <text:p/>
          </draw:line>
          <draw:frame draw:style-name="gr42" draw:text-style-name="P37" draw:layer="layout" svg:width="2.159cm" svg:height="0.683cm" svg:x="7.223cm" svg:y="15.705cm">
            <draw:text-box>
              <text:p text:style-name="P36"><text:span text:style-name="T11">nutrients</text:span></text:p>
            </draw:text-box>
          </draw:frame>
        </draw:g>
        <draw:frame draw:style-name="gr22" draw:text-style-name="P21" draw:layer="layout" svg:width="2.921cm" svg:height="1.115cm" svg:x="10.971cm" svg:y="7.351cm">
          <draw:text-box>
            <text:p text:style-name="P20"><text:span text:style-name="T3">phytoplankton</text:span></text:p>
          </draw:text-box>
        </draw:frame>
        <draw:g>
          <draw:g>
            <draw:ellipse draw:style-name="gr36" draw:text-style-name="P24" draw:layer="layout" svg:width="1.187cm" svg:height="1.057cm" svg:x="6.3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6" draw:text-style-name="P24" draw:layer="layout" svg:width="1.188cm" svg:height="1.054cm" svg:x="8.6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6" draw:text-style-name="P24" draw:layer="layout" svg:width="1.188cm" svg:height="1.054cm" svg:x="6.3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6" draw:text-style-name="P24" draw:layer="layout" svg:width="1.188cm" svg:height="1.054cm" svg:x="10.9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13.319cm" svg:y="5.499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7" draw:text-style-name="P34" draw:layer="layout" svg:width="1.188cm" svg:height="0.389cm" svg:x="15.657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7" draw:text-style-name="P34" draw:layer="layout" svg:width="1.188cm" svg:height="0.389cm" svg:x="13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7" draw:text-style-name="P34" draw:layer="layout" svg:width="1.188cm" svg:height="0.389cm" svg:x="17.995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20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7" draw:text-style-name="P34" draw:layer="layout" svg:width="1.188cm" svg:height="0.389cm" svg:x="22.657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7" draw:text-style-name="P34" draw:layer="layout" svg:width="1.188cm" svg:height="0.389cm" svg:x="20.319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7" draw:text-style-name="P34" draw:layer="layout" svg:width="1.188cm" svg:height="0.389cm" svg:x="24.995cm" svg:y="5.501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28" draw:text-style-name="P23" draw:layer="layout" svg:width="3.429cm" svg:height="1.524cm" draw:transform="rotate (1.5707963267949) translate (8.356cm 12.176cm)">
          <text:p text:style-name="P5"><text:span text:style-name="T7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3" draw:layer="layout" svg:width="3.556cm" svg:height="1.545cm" draw:transform="rotate (1.5707963267949) translate (16.49cm 12.303cm)">
          <text:p text:style-name="P5"><text:span text:style-name="T7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4" draw:layer="layout" svg:width="3.429cm" svg:height="1.549cm" svg:x="12.193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6" draw:layer="layout" svg:width="0.686cm" svg:height="1.27cm" svg:x="7.68cm" svg:y="4.321cm">
          <text:p text:style-name="P25"><text:span text:style-name="T2"><text:s/></text:span><text:span text:style-name="T7">increased CO</text:span><text:span text:style-name="T8">2 </text:span><text:span text:style-name="T7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8" draw:layer="layout" svg:width="0.686cm" svg:height="1.143cm" svg:x="14.42cm" svg:y="4.429cm">
          <text:p text:style-name="P27"><text:span text:style-name="T7">decreased CO</text:span><text:span text:style-name="T8">2</text:span><text:span text:style-name="T7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6" draw:style-name="dp1" draw:master-page-name="Default">
        <draw:g>
          <draw:custom-shape draw:style-name="gr12" draw:text-style-name="P14" draw:layer="layout" svg:width="1.651cm" svg:height="1.524cm" svg:x="9.793cm" svg:y="2.259cm"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4" draw:layer="layout" svg:width="1.626cm" svg:height="1.524cm" svg:x="18.894cm" svg:y="2.291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4" draw:text-style-name="P14" draw:layer="layout" svg:width="1.651cm" svg:height="1.524cm" svg:x="19.06cm" svg:y="2.2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1.46cm" svg:y1="2.4cm" svg:x2="10.311cm" svg:y2="3.664cm">
            <text:p/>
          </draw:line>
          <draw:line draw:style-name="gr27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44" draw:text-style-name="P39" draw:layer="layout" svg:width="3.429cm" svg:height="1.524cm" draw:transform="rotate (1.5707963267949) translate (8.339cm 12.176cm)">
          <text:p text:style-name="P38"><text:span text:style-name="T2">upwelling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9" draw:layer="layout" svg:width="3.556cm" svg:height="1.545cm" draw:transform="rotate (1.5707963267949) translate (16.473cm 12.303cm)">
          <text:p text:style-name="P38"><text:span text:style-name="T2">downwelling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1" draw:layer="layout" svg:width="3.429cm" svg:height="1.549cm" svg:x="12.176cm" svg:y="5.964cm">
          <text:p text:style-name="P40"><text:span text:style-name="T3">Ekman transport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8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8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4" draw:text-style-name="P8" draw:layer="layout" svg:width="12.319cm" svg:height="0.962cm" svg:x="9.89cm" svg:y="0.038cm">
          <draw:text-box>
            <text:p>Biology of weaker westerly winds</text:p>
          </draw:text-box>
        </draw:frame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path draw:style-name="gr15" draw:text-style-name="P1" draw:layer="layout" svg:width="15.254cm" svg:height="18.461cm" draw:transform="skewX (-0.290073721681458) rotate (-1.04981554507459) translate (19.0069213644915cm -7.118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6" draw:text-style-name="P30" draw:layer="layout" svg:width="1.315cm" svg:height="0.683cm" svg:x="26.636cm" svg:y="6.419cm">
          <draw:text-box>
            <text:p text:style-name="P29"><text:span text:style-name="T9">MLD</text:span></text:p>
          </draw:text-box>
        </draw:frame>
        <draw:g>
          <draw:line draw:style-name="gr47" draw:text-style-name="P42" draw:layer="layout" svg:x1="10.02cm" svg:y1="6.969cm" svg:x2="10.02cm" svg:y2="15.605cm">
            <text:p/>
          </draw:line>
          <draw:frame draw:style-name="gr48" draw:text-style-name="P44" draw:layer="layout" svg:width="1.171cm" svg:height="0.683cm" svg:x="9.482cm" svg:y="15.705cm">
            <draw:text-box>
              <text:p text:style-name="P43"><text:span text:style-name="T12">DIC</text:span></text:p>
            </draw:text-box>
          </draw:frame>
        </draw:g>
        <draw:g>
          <draw:g>
            <draw:ellipse draw:style-name="gr36" draw:text-style-name="P24" draw:layer="layout" svg:width="1.187cm" svg:height="1.057cm" svg:x="20.4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6" draw:text-style-name="P24" draw:layer="layout" svg:width="1.188cm" svg:height="1.054cm" svg:x="22.7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6" draw:text-style-name="P24" draw:layer="layout" svg:width="1.188cm" svg:height="1.054cm" svg:x="20.4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6" draw:text-style-name="P24" draw:layer="layout" svg:width="1.188cm" svg:height="1.054cm" svg:x="25.0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6.319cm" svg:y="5.499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7" draw:text-style-name="P34" draw:layer="layout" svg:width="1.188cm" svg:height="0.389cm" svg:x="8.657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7" draw:text-style-name="P34" draw:layer="layout" svg:width="1.188cm" svg:height="0.389cm" svg:x="6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7" draw:text-style-name="P34" draw:layer="layout" svg:width="1.188cm" svg:height="0.389cm" svg:x="10.995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6" draw:text-style-name="P24" draw:layer="layout" svg:width="1.187cm" svg:height="1.057cm" svg:x="13.3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6" draw:text-style-name="P24" draw:layer="layout" svg:width="1.188cm" svg:height="1.054cm" svg:x="15.6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6" draw:text-style-name="P24" draw:layer="layout" svg:width="1.188cm" svg:height="1.054cm" svg:x="13.3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6" draw:text-style-name="P24" draw:layer="layout" svg:width="1.188cm" svg:height="1.054cm" svg:x="17.9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1" draw:text-style-name="P1" draw:layer="layout" svg:width="9.146cm" svg:height="18.383cm" draw:transform="skewX (4.43084275641504E-017) rotate (-1.1690215329858) translate (22.984160809054cm 0.335846385268844cm)" svg:viewBox="0 0 9147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49" draw:text-style-name="P45" draw:layer="layout" svg:width="0.508cm" svg:height="1.27cm" svg:x="7.633cm" svg:y="4.322cm">
          <text:p text:style-name="P25"><text:span text:style-name="T2"><text:s/></text:span><text:span text:style-name="T2">de</text:span><text:span text:style-name="T7">creased CO</text:span><text:span text:style-name="T8">2 </text:span><text:span text:style-name="T7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46" draw:layer="layout" svg:width="0.508cm" svg:height="1.143cm" svg:x="14.373cm" svg:y="4.43cm">
          <text:p text:style-name="P27"><text:span text:style-name="T7">increased CO</text:span><text:span text:style-name="T8">2</text:span><text:span text:style-name="T7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7" draw:style-name="dp1" draw:master-page-name="Default">
        <draw:g>
          <draw:custom-shape draw:style-name="gr12" draw:text-style-name="P14" draw:layer="layout" svg:width="1.651cm" svg:height="1.524cm" svg:x="9.793cm" svg:y="2.259cm"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4" draw:layer="layout" svg:width="1.626cm" svg:height="1.524cm" svg:x="18.894cm" svg:y="2.291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4" draw:text-style-name="P14" draw:layer="layout" svg:width="1.651cm" svg:height="1.524cm" svg:x="19.06cm" svg:y="2.2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1.46cm" svg:y1="2.4cm" svg:x2="10.311cm" svg:y2="3.664cm">
            <text:p/>
          </draw:line>
          <draw:line draw:style-name="gr27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8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8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8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4" draw:text-style-name="P8" draw:layer="layout" svg:width="12.319cm" svg:height="0.962cm" svg:x="9.89cm" svg:y="0.038cm">
          <draw:text-box>
            <text:p>Physics of weaker westerly winds</text:p>
          </draw:text-box>
        </draw:frame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path draw:style-name="gr15" draw:text-style-name="P1" draw:layer="layout" svg:width="15.254cm" svg:height="18.461cm" draw:transform="skewX (-0.290073721681458) rotate (-1.04981554507459) translate (19.0069213644915cm -7.118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6" draw:text-style-name="P30" draw:layer="layout" svg:width="1.315cm" svg:height="0.683cm" svg:x="26.636cm" svg:y="6.419cm">
          <draw:text-box>
            <text:p text:style-name="P29"><text:span text:style-name="T9">MLD</text:span></text:p>
          </draw:text-box>
        </draw:frame>
        <draw:g>
          <draw:g>
            <draw:ellipse draw:style-name="gr36" draw:text-style-name="P24" draw:layer="layout" svg:width="1.187cm" svg:height="1.057cm" svg:x="20.4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6" draw:text-style-name="P24" draw:layer="layout" svg:width="1.188cm" svg:height="1.054cm" svg:x="22.7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6" draw:text-style-name="P24" draw:layer="layout" svg:width="1.188cm" svg:height="1.054cm" svg:x="20.4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6" draw:text-style-name="P24" draw:layer="layout" svg:width="1.188cm" svg:height="1.054cm" svg:x="25.0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6.319cm" svg:y="5.499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7" draw:text-style-name="P34" draw:layer="layout" svg:width="1.188cm" svg:height="0.389cm" svg:x="8.657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7" draw:text-style-name="P34" draw:layer="layout" svg:width="1.188cm" svg:height="0.389cm" svg:x="6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7" draw:text-style-name="P34" draw:layer="layout" svg:width="1.188cm" svg:height="0.389cm" svg:x="10.995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6" draw:text-style-name="P24" draw:layer="layout" svg:width="1.187cm" svg:height="1.057cm" svg:x="13.3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6" draw:text-style-name="P24" draw:layer="layout" svg:width="1.188cm" svg:height="1.054cm" svg:x="15.6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6" draw:text-style-name="P24" draw:layer="layout" svg:width="1.188cm" svg:height="1.054cm" svg:x="13.3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6" draw:text-style-name="P24" draw:layer="layout" svg:width="1.188cm" svg:height="1.054cm" svg:x="17.9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1" draw:text-style-name="P1" draw:layer="layout" svg:width="9.146cm" svg:height="18.383cm" draw:transform="skewX (4.43084275641504E-017) rotate (-1.1690215329858) translate (22.984160809054cm 0.335846385268844cm)" svg:viewBox="0 0 9147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38" draw:text-style-name="P2" draw:layer="layout" svg:width="0.254cm" svg:height="0.254cm" svg:x="12.0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2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583cm" svg:y="6.256cm">
          <text:p/>
          <draw:enhanced-geometry svg:viewBox="0 0 21600 21600" draw:path-stretchpoint-x="10800" draw:path-stretchpoint-y="10800" draw:text-areas="?f24 ?f26 ?f25 ?f27" draw:mirror-horizontal="false" draw:mirror-vertical="false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5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3.0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9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02cm" svg:y="6.8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4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122cm" svg:y="7.4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6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2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984cm" svg:y="7.6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851cm" svg:y="8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1.3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1.265cm" svg:y="7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0.884cm" svg:y="6.6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522cm" svg:y="9.1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76cm" svg:y="8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084cm" svg:y="6.4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9" draw:text-style-name="P19" draw:layer="layout" svg:width="0.254cm" svg:height="0.254cm" svg:x="19.465cm" svg:y="7.3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3cm" svg:y="6.7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05cm" svg:y="6.4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723cm" svg:y="7.3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277cm" svg:y="7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8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585cm" svg:y="7.5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452cm" svg:y="8.6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53cm" svg:y="7.9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7.866cm" svg:y="6.9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7.485cm" svg:y="6.5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04cm" svg:y="7.4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04cm" svg:y="9.6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2" draw:text-style-name="P21" draw:layer="layout" svg:width="2.921cm" svg:height="1.115cm" svg:x="10.973cm" svg:y="7.353cm">
          <draw:text-box>
            <text:p text:style-name="P20"><text:span text:style-name="T3">phytoplankton</text:span></text:p>
          </draw:text-box>
        </draw:frame>
        <draw:frame draw:style-name="gr18" draw:text-style-name="P18" draw:layer="layout" svg:width="1.651cm" svg:height="0.683cm" svg:x="7.335cm" svg:y="6.338cm">
          <draw:text-box>
            <text:p text:style-name="P17"><text:span text:style-name="T3">HNLC</text:span></text:p>
          </draw:text-box>
        </draw:frame>
        <draw:custom-shape draw:style-name="gr38" draw:text-style-name="P2" draw:layer="layout" svg:width="0.254cm" svg:height="0.254cm" svg:x="13.052cm" svg:y="7.1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753cm" svg:y="7.2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1.8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1.755cm" svg:y="6.7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056cm" svg:y="6.2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357cm" svg:y="6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3.157cm" svg:y="6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9" draw:text-style-name="P45" draw:layer="layout" svg:width="0.508cm" svg:height="1.27cm" svg:x="7.665cm" svg:y="4.323cm">
          <text:p text:style-name="P25"><text:span text:style-name="T2"><text:s/></text:span><text:span text:style-name="T2">de</text:span><text:span text:style-name="T7">creased CO</text:span><text:span text:style-name="T8">2 </text:span><text:span text:style-name="T7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46" draw:layer="layout" svg:width="0.508cm" svg:height="1.143cm" svg:x="14.405cm" svg:y="4.431cm">
          <text:p text:style-name="P27"><text:span text:style-name="T7">increased CO</text:span><text:span text:style-name="T8">2</text:span><text:span text:style-name="T7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8" draw:style-name="dp1" draw:master-page-name="Default">
        <draw:g>
          <draw:custom-shape draw:style-name="gr12" draw:text-style-name="P14" draw:layer="layout" svg:width="1.651cm" svg:height="1.524cm" svg:x="9.793cm" svg:y="2.259cm"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4" draw:layer="layout" svg:width="1.626cm" svg:height="1.524cm" svg:x="18.894cm" svg:y="2.291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4" draw:text-style-name="P14" draw:layer="layout" svg:width="1.651cm" svg:height="1.524cm" svg:x="19.06cm" svg:y="2.2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1.46cm" svg:y1="2.4cm" svg:x2="10.311cm" svg:y2="3.664cm">
            <text:p/>
          </draw:line>
          <draw:line draw:style-name="gr27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8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8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8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40" draw:text-style-name="P8" draw:layer="layout" svg:width="17.272cm" svg:height="1.673cm" svg:x="6.715cm" svg:y="0.038cm">
          <draw:text-box>
            <text:p>Biology of weaker westerly winds incl. nutrient upwelling</text:p>
          </draw:text-box>
        </draw:frame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path draw:style-name="gr15" draw:text-style-name="P1" draw:layer="layout" svg:width="15.254cm" svg:height="18.461cm" draw:transform="skewX (-0.290073721681458) rotate (-1.04981554507459) translate (19.0069213644915cm -7.118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6" draw:text-style-name="P30" draw:layer="layout" svg:width="1.315cm" svg:height="0.683cm" svg:x="26.636cm" svg:y="6.419cm">
          <draw:text-box>
            <text:p text:style-name="P29"><text:span text:style-name="T9">MLD</text:span></text:p>
          </draw:text-box>
        </draw:frame>
        <draw:g>
          <draw:g>
            <draw:ellipse draw:style-name="gr36" draw:text-style-name="P24" draw:layer="layout" svg:width="1.187cm" svg:height="1.057cm" svg:x="20.4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6" draw:text-style-name="P24" draw:layer="layout" svg:width="1.188cm" svg:height="1.054cm" svg:x="22.7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6" draw:text-style-name="P24" draw:layer="layout" svg:width="1.188cm" svg:height="1.054cm" svg:x="20.4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6" draw:text-style-name="P24" draw:layer="layout" svg:width="1.188cm" svg:height="1.054cm" svg:x="25.0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6.319cm" svg:y="5.499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7" draw:text-style-name="P34" draw:layer="layout" svg:width="1.188cm" svg:height="0.389cm" svg:x="8.657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7" draw:text-style-name="P34" draw:layer="layout" svg:width="1.188cm" svg:height="0.389cm" svg:x="6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7" draw:text-style-name="P34" draw:layer="layout" svg:width="1.188cm" svg:height="0.389cm" svg:x="10.995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6" draw:text-style-name="P24" draw:layer="layout" svg:width="1.187cm" svg:height="1.057cm" svg:x="13.3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6" draw:text-style-name="P24" draw:layer="layout" svg:width="1.188cm" svg:height="1.054cm" svg:x="15.6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6" draw:text-style-name="P24" draw:layer="layout" svg:width="1.188cm" svg:height="1.054cm" svg:x="13.3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6" draw:text-style-name="P24" draw:layer="layout" svg:width="1.188cm" svg:height="1.054cm" svg:x="17.9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1" draw:text-style-name="P1" draw:layer="layout" svg:width="9.146cm" svg:height="18.383cm" draw:transform="skewX (4.43084275641504E-017) rotate (-1.1690215329858) translate (22.984160809054cm 0.335846385268844cm)" svg:viewBox="0 0 9147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8" draw:text-style-name="P18" draw:layer="layout" svg:width="1.651cm" svg:height="0.683cm" svg:x="7.434cm" svg:y="6.337cm">
            <draw:text-box>
              <text:p text:style-name="P17"><text:span text:style-name="T3">HNLC</text:span></text:p>
            </draw:text-box>
          </draw:frame>
          <draw:line draw:style-name="gr41" draw:text-style-name="P35" draw:layer="layout" svg:x1="8.224cm" svg:y1="6.971cm" svg:x2="8.224cm" svg:y2="15.607cm">
            <text:p/>
          </draw:line>
          <draw:frame draw:style-name="gr42" draw:text-style-name="P37" draw:layer="layout" svg:width="2.159cm" svg:height="0.683cm" svg:x="7.225cm" svg:y="15.707cm">
            <draw:text-box>
              <text:p text:style-name="P36"><text:span text:style-name="T11">nutrients</text:span></text:p>
            </draw:text-box>
          </draw:frame>
        </draw:g>
        <draw:custom-shape draw:style-name="gr38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584cm" svg:y="6.257cm">
          <text:p/>
          <draw:enhanced-geometry svg:viewBox="0 0 21600 21600" draw:path-stretchpoint-x="10800" draw:path-stretchpoint-y="10800" draw:text-areas="?f24 ?f26 ?f25 ?f27" draw:mirror-horizontal="false" draw:mirror-vertical="false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9" draw:text-style-name="P19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2" draw:text-style-name="P21" draw:layer="layout" svg:width="2.921cm" svg:height="1.115cm" svg:x="10.974cm" svg:y="7.354cm">
          <draw:text-box>
            <text:p text:style-name="P20"><text:span text:style-name="T3">phytoplankton</text:span></text:p>
          </draw:text-box>
        </draw:frame>
        <draw:custom-shape draw:style-name="gr38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9" draw:text-style-name="P45" draw:layer="layout" svg:width="0.508cm" svg:height="1.27cm" svg:x="7.665cm" svg:y="4.323cm">
          <text:p text:style-name="P25"><text:span text:style-name="T2"><text:s/></text:span><text:span text:style-name="T2">de</text:span><text:span text:style-name="T7">creased CO</text:span><text:span text:style-name="T8">2 </text:span><text:span text:style-name="T7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46" draw:layer="layout" svg:width="0.508cm" svg:height="1.143cm" svg:x="14.405cm" svg:y="4.431cm">
          <text:p text:style-name="P27"><text:span text:style-name="T7">increased CO</text:span><text:span text:style-name="T8">2</text:span><text:span text:style-name="T7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Default">
        <draw:g>
          <draw:custom-shape draw:style-name="gr12" draw:text-style-name="P14" draw:layer="layout" svg:width="1.651cm" svg:height="1.524cm" svg:x="9.793cm" svg:y="2.259cm"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4" draw:layer="layout" svg:width="1.626cm" svg:height="1.524cm" svg:x="18.894cm" svg:y="2.291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4" draw:text-style-name="P14" draw:layer="layout" svg:width="1.651cm" svg:height="1.524cm" svg:x="19.06cm" svg:y="2.27cm"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1.46cm" svg:y1="2.4cm" svg:x2="10.311cm" svg:y2="3.664cm">
            <text:p/>
          </draw:line>
          <draw:line draw:style-name="gr27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8" draw:layer="layout" svg:width="3.302cm" svg:height="0.839cm" draw:transform="rotate (1.5707963267949) translate (5.037cm 12.276cm)">
          <draw:text-box>
            <text:p text:style-name="P47"><text:span text:style-name="T1">Antarctica</text:span></text:p>
          </draw:text-box>
        </draw:frame>
        <draw:custom-shape draw:style-name="gr44" draw:text-style-name="P39" draw:layer="layout" svg:width="3.429cm" svg:height="1.524cm" draw:transform="rotate (1.5707963267949) translate (8.339cm 12.176cm)">
          <text:p text:style-name="P38"><text:span text:style-name="T2">upwelling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0" draw:layer="layout" svg:width="1.425cm" svg:height="0.662cm" svg:x="4.048cm" svg:y="7.45cm">
          <draw:text-box>
            <text:p text:style-name="P49"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50" draw:layer="layout" svg:width="1.425cm" svg:height="0.662cm" svg:x="4.02cm" svg:y="10.271cm">
          <draw:text-box>
            <text:p text:style-name="P49"><text:span text:style-name="T4">200m</text:span></text:p>
          </draw:text-box>
        </draw:frame>
        <draw:frame draw:style-name="gr8" draw:text-style-name="P50" draw:layer="layout" svg:width="1.425cm" svg:height="0.662cm" svg:x="4.021cm" svg:y="12.871cm">
          <draw:text-box>
            <text:p text:style-name="P49"><text:span text:style-name="T4">300m</text:span></text:p>
          </draw:text-box>
        </draw:frame>
        <draw:frame draw:style-name="gr4" draw:text-style-name="P50" draw:layer="layout" svg:width="12.319cm" svg:height="0.962cm" svg:x="9.89cm" svg:y="0.038cm">
          <draw:text-box>
            <text:p text:style-name="P49">Combined weaker westerly winds</text:p>
          </draw:text-box>
        </draw:frame>
        <draw:g>
          <draw:g>
            <draw:ellipse draw:style-name="gr14" draw:text-style-name="P2" draw:layer="layout" svg:width="1.187cm" svg:height="0.668cm" svg:x="6.3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4" draw:text-style-name="P2" draw:layer="layout" svg:width="1.188cm" svg:height="0.666cm" svg:x="8.6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4" draw:text-style-name="P2" draw:layer="layout" svg:width="1.188cm" svg:height="0.666cm" svg:x="6.3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4" draw:text-style-name="P2" draw:layer="layout" svg:width="1.188cm" svg:height="0.666cm" svg:x="10.9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4" draw:text-style-name="P2" draw:layer="layout" svg:width="1.188cm" svg:height="0.668cm" svg:x="13.3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4" draw:text-style-name="P2" draw:layer="layout" svg:width="1.187cm" svg:height="0.668cm" svg:x="15.6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4" draw:text-style-name="P2" draw:layer="layout" svg:width="1.188cm" svg:height="0.668cm" svg:x="18.0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4" draw:text-style-name="P2" draw:layer="layout" svg:width="1.188cm" svg:height="0.668cm" svg:x="20.349cm" svg:y="5.42cm" draw:kind="arc" draw:start-angle="2.26" draw:end-angle="174.87">
              <text:p/>
            </draw:ellipse>
          </draw:g>
          <draw:g>
            <draw:ellipse draw:style-name="gr14" draw:text-style-name="P2" draw:layer="layout" svg:width="1.187cm" svg:height="0.668cm" svg:x="11.019cm" svg:y="5.418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4" draw:text-style-name="P2" draw:layer="layout" svg:width="1.188cm" svg:height="0.666cm" svg:x="13.357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4" draw:text-style-name="P2" draw:layer="layout" svg:width="1.188cm" svg:height="0.666cm" svg:x="11.019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4" draw:text-style-name="P2" draw:layer="layout" svg:width="1.188cm" svg:height="0.666cm" svg:x="15.695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4" draw:text-style-name="P2" draw:layer="layout" svg:width="1.188cm" svg:height="0.668cm" svg:x="18.034cm" svg:y="5.42cm" draw:kind="arc" draw:start-angle="2.26" draw:end-angle="174.87">
              <text:p/>
            </draw:ellipse>
            <draw:ellipse draw:style-name="gr14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4" draw:text-style-name="P2" draw:layer="layout" svg:width="1.187cm" svg:height="0.668cm" svg:x="20.373cm" svg:y="5.42cm" draw:kind="arc" draw:start-angle="2.26" draw:end-angle="174.87">
              <text:p/>
            </draw:ellipse>
            <draw:ellipse draw:style-name="gr14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4" draw:text-style-name="P2" draw:layer="layout" svg:width="1.188cm" svg:height="0.668cm" svg:x="22.711cm" svg:y="5.42cm" draw:kind="arc" draw:start-angle="2.26" draw:end-angle="174.87">
              <text:p/>
            </draw:ellipse>
            <draw:ellipse draw:style-name="gr14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4" draw:text-style-name="P2" draw:layer="layout" svg:width="1.188cm" svg:height="0.668cm" svg:x="25.049cm" svg:y="5.42cm" draw:kind="arc" draw:start-angle="2.26" draw:end-angle="174.87">
              <text:p/>
            </draw:ellipse>
          </draw:g>
        </draw:g>
        <draw:path draw:style-name="gr15" draw:text-style-name="P1" draw:layer="layout" svg:width="15.254cm" svg:height="18.461cm" draw:transform="skewX (-0.290073721681458) rotate (-1.04981554507459) translate (19.0069213644915cm -7.11847490034403cm)" svg:viewBox="0 0 15255 18462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6" draw:text-style-name="P52" draw:layer="layout" svg:width="1.315cm" svg:height="0.683cm" svg:x="26.636cm" svg:y="6.419cm">
          <draw:text-box>
            <text:p text:style-name="P51"><text:span text:style-name="T9">MLD</text:span></text:p>
          </draw:text-box>
        </draw:frame>
        <draw:g>
          <draw:line draw:style-name="gr47" draw:text-style-name="P42" draw:layer="layout" svg:x1="10.02cm" svg:y1="6.969cm" svg:x2="10.02cm" svg:y2="15.605cm">
            <text:p/>
          </draw:line>
          <draw:frame draw:style-name="gr48" draw:text-style-name="P44" draw:layer="layout" svg:width="1.171cm" svg:height="0.683cm" svg:x="9.482cm" svg:y="15.705cm">
            <draw:text-box>
              <text:p text:style-name="P43"><text:span text:style-name="T12">DIC</text:span></text:p>
            </draw:text-box>
          </draw:frame>
        </draw:g>
        <draw:g>
          <draw:g>
            <draw:ellipse draw:style-name="gr36" draw:text-style-name="P24" draw:layer="layout" svg:width="1.187cm" svg:height="1.057cm" svg:x="20.4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6" draw:text-style-name="P24" draw:layer="layout" svg:width="1.188cm" svg:height="1.054cm" svg:x="22.7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6" draw:text-style-name="P24" draw:layer="layout" svg:width="1.188cm" svg:height="1.054cm" svg:x="20.4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6" draw:text-style-name="P24" draw:layer="layout" svg:width="1.188cm" svg:height="1.054cm" svg:x="25.0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7" draw:text-style-name="P34" draw:layer="layout" svg:width="1.187cm" svg:height="0.39cm" svg:x="6.319cm" svg:y="5.499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7" draw:text-style-name="P34" draw:layer="layout" svg:width="1.188cm" svg:height="0.389cm" svg:x="8.657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7" draw:text-style-name="P34" draw:layer="layout" svg:width="1.188cm" svg:height="0.389cm" svg:x="6.319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7" draw:text-style-name="P34" draw:layer="layout" svg:width="1.188cm" svg:height="0.389cm" svg:x="10.995cm" svg:y="5.5cm" draw:kind="arc" draw:start-angle="2.26" draw:end-angle="174.87">
              <text:p/>
            </draw:ellipse>
            <draw:ellipse draw:style-name="gr37" draw:text-style-name="P34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6" draw:text-style-name="P24" draw:layer="layout" svg:width="1.187cm" svg:height="1.057cm" svg:x="13.319cm" svg:y="5.264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6" draw:text-style-name="P24" draw:layer="layout" svg:width="1.188cm" svg:height="1.054cm" svg:x="15.657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6" draw:text-style-name="P24" draw:layer="layout" svg:width="1.188cm" svg:height="1.054cm" svg:x="13.319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6" draw:text-style-name="P24" draw:layer="layout" svg:width="1.188cm" svg:height="1.054cm" svg:x="17.995cm" svg:y="5.267cm" draw:kind="arc" draw:start-angle="2.26" draw:end-angle="174.87">
              <text:p/>
            </draw:ellipse>
            <draw:ellipse draw:style-name="gr36" draw:text-style-name="P24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1" draw:text-style-name="P1" draw:layer="layout" svg:width="9.146cm" svg:height="18.383cm" draw:transform="skewX (4.43084275641504E-017) rotate (-1.1690215329858) translate (22.984160809054cm 0.335846385268844cm)" svg:viewBox="0 0 9147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8" draw:text-style-name="P18" draw:layer="layout" svg:width="1.651cm" svg:height="0.683cm" svg:x="7.435cm" svg:y="6.338cm">
            <draw:text-box>
              <text:p text:style-name="P17"><text:span text:style-name="T3">HNLC</text:span></text:p>
            </draw:text-box>
          </draw:frame>
          <draw:line draw:style-name="gr41" draw:text-style-name="P35" draw:layer="layout" svg:x1="8.225cm" svg:y1="6.972cm" svg:x2="8.225cm" svg:y2="15.608cm">
            <text:p/>
          </draw:line>
          <draw:frame draw:style-name="gr42" draw:text-style-name="P37" draw:layer="layout" svg:width="2.159cm" svg:height="0.683cm" svg:x="7.226cm" svg:y="15.708cm">
            <draw:text-box>
              <text:p text:style-name="P36"><text:span text:style-name="T11">nutrients</text:span></text:p>
            </draw:text-box>
          </draw:frame>
        </draw:g>
        <draw:custom-shape draw:style-name="gr46" draw:text-style-name="P54" draw:layer="layout" svg:width="3.429cm" svg:height="1.549cm" svg:x="12.176cm" svg:y="5.964cm">
          <text:p text:style-name="P53"><text:span text:style-name="T3">Ekman transport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584cm" svg:y="6.257cm">
          <text:p/>
          <draw:enhanced-geometry svg:viewBox="0 0 21600 21600" draw:path-stretchpoint-x="10800" draw:path-stretchpoint-y="10800" draw:text-areas="?f24 ?f26 ?f25 ?f27" draw:mirror-horizontal="false" draw:mirror-vertical="false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9" draw:text-style-name="P19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19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2" draw:text-style-name="P21" draw:layer="layout" svg:width="2.921cm" svg:height="1.115cm" svg:x="10.974cm" svg:y="7.354cm">
          <draw:text-box>
            <text:p text:style-name="P20"><text:span text:style-name="T3">phytoplankton</text:span></text:p>
          </draw:text-box>
        </draw:frame>
        <draw:custom-shape draw:style-name="gr38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8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5" draw:text-style-name="P39" draw:layer="layout" svg:width="3.556cm" svg:height="1.545cm" draw:transform="rotate (1.5707963267949) translate (16.473cm 12.303cm)">
          <text:p text:style-name="P38"><text:span text:style-name="T2">downwelling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45" draw:layer="layout" svg:width="0.686cm" svg:height="1.27cm" svg:x="7.665cm" svg:y="4.323cm">
          <text:p text:style-name="P25"><text:span text:style-name="T2"><text:s/></text:span><text:span text:style-name="T2">de</text:span><text:span text:style-name="T7">creased CO</text:span><text:span text:style-name="T8">2 </text:span><text:span text:style-name="T7">outgassing</text:span></text:p>
          <draw:enhanced-geometry svg:viewBox="0 0 21600 21600" draw:text-areas="?f0 ?f7 ?f2 21600" draw:mirror-horizontal="tru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46" draw:layer="layout" svg:width="0.686cm" svg:height="1.143cm" svg:x="14.405cm" svg:y="4.431cm">
          <text:p text:style-name="P27"><text:span text:style-name="T7">increased CO</text:span><text:span text:style-name="T8">2</text:span><text:span text:style-name="T7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color="#000000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style:font-weight-asian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5:15:06.894913635</meta:creation-date>
    <dc:date>2017-03-16T18:59:59.175543058</dc:date>
    <meta:editing-duration>P2DT5H33M8S</meta:editing-duration>
    <meta:editing-cycles>14</meta:editing-cycles>
    <meta:generator>LibreOffice/5.1.5.2$Linux_X86_64 LibreOffice_project/7a864d8825610a8c07cfc3bc01dd4fce6a9447e5</meta:generator>
    <meta:document-statistic meta:object-count="1167"/>
  </office:meta>
</office:document-meta>
</file>